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f1fb" officeooo:paragraph-rsid="0014f1fb"/>
    </style:style>
    <style:style style:name="P2" style:family="paragraph" style:parent-style-name="Standard">
      <style:text-properties officeooo:rsid="0015f744" officeooo:paragraph-rsid="0015f744"/>
    </style:style>
    <style:style style:name="P3" style:family="paragraph" style:parent-style-name="Standard">
      <style:text-properties officeooo:rsid="0017e81a" officeooo:paragraph-rsid="0017e81a"/>
    </style:style>
    <style:style style:name="P4" style:family="paragraph" style:parent-style-name="Standard">
      <style:text-properties officeooo:rsid="00188a8e" officeooo:paragraph-rsid="00188a8e"/>
    </style:style>
    <style:style style:name="P5" style:family="paragraph" style:parent-style-name="Standard">
      <style:text-properties officeooo:rsid="001b7741" officeooo:paragraph-rsid="001b7741"/>
    </style:style>
    <style:style style:name="T1" style:family="text">
      <style:text-properties officeooo:rsid="0014f1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 the construction materials maybe <text:span text:style-name="T1">wood, rubber</text:span> Up maybe some kind of like coral alternative soft <text:span text:style-name="T1">coral </text:span>alternativeSome cork some <text:span text:style-name="T1">foam </text:span>pine tar…</text:p>
      <text:p text:style-name="Standard"/>
      <text:p text:style-name="P1">so the robot can install magnets into the home that can be used for it to create its own track, which means you have a place to lock addons into the home, and you can build any shape you want. </text:p>
      <text:p text:style-name="P1"/>
      <text:p text:style-name="P1">Recycle tin and aluminum and iron from cars and planes, recycle whatever materials you can from them. </text:p>
      <text:p text:style-name="P1"/>
      <text:p text:style-name="P1">Try running varying amounts of electrical current (up to an ionizing amount) through metal in foundrys as the metal cools. it’s a totally different way to to process metal although quite frankly I have no idea what it is going to do. <text:s/>And then expose the metal to magnetic fields too and just see what happens. </text:p>
      <text:p text:style-name="P1"/>
      <text:p text:style-name="P1">Test it against radiation, heat, acids, corrosive materials.</text:p>
      <text:p text:style-name="P1"/>
      <text:p text:style-name="P2">But we need to be able to 3d print every product on the market, or at least alternatives to those product.s </text:p>
      <text:p text:style-name="P2"/>
      <text:p text:style-name="P2">and then you can mix metals in foundries, do additive printing and sandwich neodimium, rare earth (cobalt) and other magnetic mateirals in between layers of metal. And indeed <text:s/>you can even magnetize metal together and no longer require any welding at all (or welding optional) </text:p>
      <text:p text:style-name="P2"/>
      <text:p text:style-name="P2">with venturri effect remamber to do multiple routes with possibly magnetic doors to guide the air. That way you can change thrust in and out of the atmposphere. Im pretty sure rocket velocity is determined by (generally) speed of exhaust, which means if you increase exhaust in space, you can do ludicrous burns that are like 5 seconds. </text:p>
      <text:p text:style-name="P2"/>
      <text:p text:style-name="P2">Same with jet engines, multiple venturri based routes into the engine and out of the engines, some with fans, some without and then you can quite possibly make a hypersonic jet engine with some venturri effect to slow the air going into the jet subsonic. </text:p>
      <text:p text:style-name="P2"/>
      <text:p text:style-name="P3">I still say, open source whatever you can and make it 3d printable. </text:p>
      <text:p text:style-name="P3"/>
      <text:p text:style-name="P4">we’ll have to mess around with producing 3d printable limestone, obsidian, etcetera for some really cool stuff. But yeah organize it open source it and make it 3d printable. </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2:23:29.152000000</meta:creation-date>
    <dc:date>2018-05-04T12:48:21.734000000</dc:date>
    <meta:editing-duration>PT13M</meta:editing-duration>
    <meta:editing-cycles>4</meta:editing-cycles>
    <meta:generator>LibreOffice/6.0.3.2$Windows_X86_64 LibreOffice_project/8f48d515416608e3a835360314dac7e47fd0b821</meta:generator>
    <meta:document-statistic meta:table-count="0" meta:image-count="0" meta:object-count="0" meta:page-count="1" meta:paragraph-count="11" meta:word-count="355" meta:character-count="2030" meta:non-whitespace-character-count="1675"/>
  </office:meta>
</office:document-meta>
</file>